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फ्लॅट घेतल्यांक थाकाय रियल इस्टेट नियामक कायदो लागू फ्लॅटांचे पयशे फ्लॅटाचे एरियेंत दाखय लिपय प्रॉजॅक्ट लांबणेर पडल्यार बिल्डराक ख्यास्त आनी पॅनाल्टी गोंयांत अजून नेम ना.</text:p>
      <text:p>कॉंग्रेसीचेचार आमदारआत्तांबीजेपींतयेवंकतयारमिलींद नायकान वीजखात्याची केल्यादलदलदलदलींतल्यान खात्याक भायर काडपाचे यत्नमडकयकार हेड ऑनांत.</text:p>
      <text:p>निमाणे पणजे पे पार्किंग बंद गाज्यावाज्यान सुरु जाल्लो प्रॉजॅक्ट शेळेलो थोड्या पणजेकारांक पे पार्किंग जाय थोड्यांक नाका</text:p>
      <text:p>कामगार दिसा निमतान ट्रेड युनियनां कामगारांची आयटकाच्यो बावट्याखाला पणजे मडगांवां रॅली सरकाराच्या कामगारविरोधी धोरणांचो केलो निशेध कामगार दिसा सोनशेचीय दखल.</text:p>
      <text:p>काणकोणचें चापोली धरण बाराय म्हयने भरिल्लें गावांगावांनी शुकशुकाट लोकांची उदकपाण्याक दोंगरांनी भटकंती उदकापुरवणेचेर प्रुडंटाच्या 7 बाय 24 खबरा माळेंत खासा रिपोर्ट</text:p>
      <text:p>आनी</text:p>
      <text:p>शिरगांवची लइराईची जात्रा मोठ्या उमेदीन भक्तीभावान सुरु फांतोडेर जालें होमखण लईरायीची भयण मिलाग्रीस सायबीणीचे म्हापशां फेस्ताकूय लोकांची गर्दी.</text:p>
      <text:p>फ्लॅट घेतल्यांक थाकाय. रियल इस्टेट नियामक कायदो आजसावन लागू. आतां बिल्डरांक लोकांचे पयशे घेवन प्रॉजॅक्ट फुडें धुकलूंक मेळचोना. थारायिल्ले वेळेंत फ्लॅट दिवचे पडटले. लोकांचे पयशे बिल्डराक हांगचे थंय करुंक मेळचे ना. फ्लॅटाचे एरियेकडेन दाखयलिपय करुंक मेळची ना. केल्यार पॅनाल्टी आनी बंदखणीचीय तरतूद आसा. गोंयात मात जून हो कायदोनेम थारायिल्ले नाशिल्ल्यान लागू करुंकना.</text:p>
      <text:p>कॉंग्रेसीतले 4 आमदार आपल्या अजून कॉन्टॅक्टांत आसात आत्ता रिझायन करुन ते बीजेपींत येवंक तयार वीज मंत्री मडकयकार प्रुडंटांचे हेडऑनांत उलयलो. चारातंले दोग जाण मनोहर पर्रीकाराखातीर देवंक तयार आसात म्हणूनय मडकयकार सांगता. आदलो वीज मंत्री मिलींदान वीज खात्याची दलदल करुन वडयल्या. त्या दलदलींतल्यान खंय भायर सरपाचो यत्न चल्ला.</text:p>
      <text:p>घेवया एक ब्रेक</text:p>
      <text:p>निमाणे पणजे पे पार्किंग सोमारच्यान बंद जालें. मोठ्या गाज्यावाज्यान सुरु जाल्लो हो प्रॉजॅक्ट शेळेलो. प्रुडंट काय पणजेकारांकडेन उलयले. काय जाणांक पे पार्किंग जाल्लें जाय काय जाणांक तें नाका. कांय जाण म्हापालिकेच्या येणावळीच्यो गजाली करतात थोड्यांक म्हापालिकेचो फेल्यूअर दिसता खासा रिपोर्ट.</text:p>
      <text:p>एक मेक कामगार दिसाच्या निमतान आयटकान पणजे रॅली काडली. कदंबा बस स्टँडामुखावेले क्रांती सर्कल ते चर्च स्क्वेअरामेरेन रॅली गेली. चर्च स्क्वेराकडेन पब्लिक मिटिंग. गोंयभरच्यान शेंकड्यांनी कामगार रॅलीक आयिल्ले. सरकाराच्या कामगारविरोधी धोरणां आड कामगारांनी घोशणा दिल्यो. कामगारांनी सोनशेचीय दखल घेतली.</text:p>
      <text:p>मुरगांवां कोल हॅण्डलींगाक जाल्ले विरोधाचेर गोवा फॉरवर्डान घेतल्या ती भूमीका पळोवन विरोधकांक अजाप. पोलूशन जाता म्हूण सगलेंच बंद करपाक गेले जाल्यार गोंयकारांक भायर वच्चे पडटले म्हूण गोवा फॉरवर्डाचो प्रशांत उलयल्लो. गोंय गोंयकार आनी गोंयकारपणाच्यो गजाली करतल्यांक ही भाशा सोभना. हो स्टेटमेंट विजयाक विचारून केला काय म्हूण कॅनो एसोसीएशनाच्या नुस्तेंमारांचो पस्न</text:p>
      <text:p>घेवया एक ब्रेक</text:p>
      <text:p>उदकपाण्यान समृद्ध म्हूण काणकोणाची वळख. ह्या तालुक्याक चापोली धरण. तें वर्साचे बाराय म्हयने भरिल्लें आसता. मात हें उदक केन्ना लोकांमेरेन सारकें पावचना. गावडोंगरी खोतीगांव सारखेल्ल्या गांवांनी लोकांचे उदकाक हाल परिस्थिती पळयल्यार कोण गोंय म्हणचोना. चापोली धरणाकडच्या गांवांनीय शुकशुकाट. सरकार ट्वॅन्टिफोर बाय सॅव्हन उदकाच्यो गजाली करतात ह्या लोकांक 7 दिसांत एकदां धड उदक पावना.</text:p>
      <text:p>वास्को इमपीटीच्या ड्रॅजींगाकलागून सड्यावेल्या दोंगराचें पालसण कोसळूंक पावलां. ड्रॅजिंगान सड्यावेलो दोंगर कोसळून घरां काबार जालीं जाल्यार एमपीटी जबाबदार म्हूण लोक उलयता.लोकांनी बोवाळ माल्ल्या उपरांत एमपीटी लोकांच्या दोळ्यांक उदक लावंक म्हूण थंय भराव घालून खंय सगळें सारकें आसा म्हूण दाखोवंक सोदता.</text:p>
      <text:p>58 वर्सांचेर रिटायर जाल्ल्या सरकारी कर्मचाऱ्यांचें प्रकरणान परत तकली वयर काडल्या. मुख्यमंत्री पर्रीकरान ताच्या आदल्या टर्मांत रिटायरमेंट एज 60 वेल्यान 58 केल्ली. फुडल्या सरकारान परत 60 केली. ते मजगती 5859 वर्सां जाल्लीं ते घरा गेले. पर्रीकार आतां परत मुख्यमंत्री. ताणे आमकां न्याय दिवचो अरियर्साचें कम्पॅन्सेशन दिवचें म्हूण हे सरकारी आनी निमसरकारी निवृत्त कर्मचारी मागतात.</text:p>
      <text:p>घेवया एक ब्रेक</text:p>
      <text:p>आता मुंबय बेळगांव सारखे गोंयातूय कपडे आनी साड्यो मेळटल्यो. कूनाल क्रिएशन – रेडीमेड कपडे आनी साड्यांचे दुकान फोण्यां उगडला. फोणेचो आमदार रवी नायक आनी फोणेची नगराध्यक्ष राधिका नायकान दुकानाचे उक्तावण केले.</text:p>
      <text:p>आजसावन व्हिआयपी आनी व्हीव्हीआयपीच्या गाडयांक रॅड लायट बंदीचो आदेश अधिकृतपणान लागू. आजसावन प्रधानमंत्री राष्ट्रपती मुख्यमंत्री आनी राज्यपाल धरून खंयचोच केंद्रीय वा राज्याचो मंत्री सभापती जुईज आयुक्त वा अध्यक्षाचे गाडयेचेर लालबत्ती दिसची ना. फक्त पुलिसांच्यो ठरावीक व्हॅन्स फायरब्रिगेड आनी एम्बुलन्सीक निळी लायट वापरूंक मेळटली. प्रधानमंत्री मोदीन व्हीआयपी कल्चर ना जावचें म्हूण देशभर हो निर्णय लागू केला. गोंयच्या चडशा मंत्र्यांनी पयलींच रॅड लायटी काडल्यात.</text:p>
      <text:p>घेवया एक ब्रेक</text:p>
      <text:p>गोवा सॅव्हन प्रीमियर लीग फ्लडलायट फुटबॉल सर्त फातोड्ड्या नेहरू स्टेडियमाभायर ग्रावंडार सुरु जाल्या. 15 एप्रीलमेरेन ही सर्त सुरू आसतली. उक्तावणाच्या मॅचीत चर्चील ब्रदर्सान धेंपो स्पोर्टस क्लबाक 31 गोलान मारले. चर्चीलाच्या आग्नेलो कुलासान हॅट्रिक केली. उक्तावण सुवाळ्याक फातोड्डेचो आमदारमंत्री विजय सरदेसाय एल्वीस गोम्स रोमियो फेर्नांडिस आनी बाकीचे आशिल्ले.</text:p>
      <text:p>शिरगांवची लइराईची जात्रा मोठ्या उमेदीन भक्तीभावान आयतारच्यान सुरु जाली. देवीच्या दर्शनाक लोकांची सकाळच्यान गर्दी पडटा. गोंयंचे तशेच शेजारच्या राज्यांचे लोक ह्या जात्रेक मोठ्या प्रमाणांत येतात. फांतोडेर होमखण जालें. होमखणांतल्यान धोंड धावतात ते पळोवंक लोकांची गर्दी पडटा. आजसावन देवीचो कौल दिवंक सुरु.</text:p>
      <text:p>म्हापशेच्या मिलाग्रीस सायबीणीचें फेस्त सोमारासावन सुरु जालें. गोंयच्या ह्या फामादफेस्ताक गोंयभरच्यान लोक सायबीणीचो आशिर्वाद घेवंक येतात. कांय जाणांच्यो आंगवण्यो आसतात. मेणाच्यो वाती मेणाचें घर मेणाचे हात पाय सायबिणींक दितात. इस्टरा उपरांत सोळा दिसांनी हें फेस्त. काय जाण मुद्दम ह्या फेस्ताच्या फेरयेक खरेदी करपाक रावतात पळयात मिलाग्रीस सायबीणीचें फेस्त.</text:p>
      <text:p>हें बुलॅटिन हांगांच सोंपता ह्यो खबरो तुमकां प्रुडंट मिडिया डॉट इन व्हॅबसायटीरय लायव्ह पळोवंक मेळटा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